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party.type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tate and purchase.contact_address.state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date=True, language=(purchase.party.lang and purchase.party.lang.code or 'en_US'))&gt;</text:placeholder><text:soft-page-break/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digits=line.unit_digits, language=(purchase.party.lang and purchase.party.lang.code or 'en_US')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(formatLang(line.unit_price, language=(purchase.party.lang and purchase.party.lang.code or 'en_US')) + ' ' + purchas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digits=purchase.currency.digits, language=(purchase.party.lang and purchase.party.lang.code or 'en_US')) + ' ' + purchas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soft-page-break/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8-26T18:48:38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61" meta:word-count="24" meta:character-count="218"/>
  </office:meta>
</office:document-meta>
</file>